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styles.xml"/>
  <manifest:file-entry manifest:media-type="text/xml" manifest:full-path="content.xml"/>
  <manifest:file-entry manifest:media-type="application/rdf+xml" manifest:full-path="manifest.rdf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/>
  <office:automatic-styles>
    <style:style style:family="paragraph" style:class="text" style:name="Paragraph-1" style:parent-style-name="바탕글" style:master-page-name="MasterPage-1">
      <style:paragraph-properties fo:text-align="center" fo:text-indent="0pt" fo:margin-left="0pt" fo:margin-right="0pt" fo:margin-top="0pt" fo:margin-bottom="0pt" fo:line-height="150%"/>
    </style:style>
    <style:style style:family="text" style:name="p1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1-1-2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1-1-3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2" style:parent-style-name="바탕글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3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" style:parent-style-name="바탕글">
      <style:paragraph-properties fo:text-align="justify" fo:text-indent="-33.7pt" fo:margin-left="33.7pt" fo:margin-right="0pt" fo:margin-top="0pt" fo:margin-bottom="0pt" fo:line-height="145%"/>
    </style:style>
    <style:style style:family="text" style:name="p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9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4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15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" style:parent-style-name="바탕글">
      <style:paragraph-properties fo:text-align="justify" fo:text-indent="-34.54pt" fo:margin-left="34.54pt" fo:margin-right="0pt" fo:margin-top="0pt" fo:margin-bottom="0pt" fo:line-height="145%"/>
    </style:style>
    <style:style style:family="text" style:name="p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" style:parent-style-name="바탕글">
      <style:paragraph-properties fo:text-align="justify" fo:text-indent="-34.14pt" fo:margin-left="34.14pt" fo:margin-right="0pt" fo:margin-top="0pt" fo:margin-bottom="0pt" fo:line-height="145%"/>
    </style:style>
    <style:style style:family="text" style:name="p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2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" style:parent-style-name="바탕글">
      <style:paragraph-properties fo:text-align="justify" fo:text-indent="-32.94pt" fo:margin-left="32.94pt" fo:margin-right="0pt" fo:margin-top="0pt" fo:margin-bottom="0pt" fo:line-height="145%"/>
    </style:style>
    <style:style style:family="text" style:name="p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6" style:parent-style-name="바탕글">
      <style:paragraph-properties fo:text-align="justify" fo:text-indent="-32.94pt" fo:margin-left="32.94pt" fo:margin-right="0pt" fo:margin-top="0pt" fo:margin-bottom="0pt" fo:line-height="145%"/>
    </style:style>
    <style:style style:family="paragraph" style:class="text" style:name="Paragraph-2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8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9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0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2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33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4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5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6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8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3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39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0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2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4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3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44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5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6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8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49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50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1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2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3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4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5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56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5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8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59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0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2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63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4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5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6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7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68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69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0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1" style:parent-style-name="바탕글">
      <style:paragraph-properties fo:text-align="justify" fo:text-indent="0pt" fo:margin-left="0pt" fo:margin-right="0pt" fo:margin-top="0pt" fo:margin-bottom="0pt" fo:line-height="145%"/>
    </style:style>
    <style:style style:family="text" style:name="p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7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72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73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74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75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76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77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78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79" style:parent-style-name="바탕글">
      <style:paragraph-properties fo:text-align="justify" fo:text-indent="0pt" fo:margin-left="0pt" fo:margin-right="0pt" fo:margin-top="0pt" fo:margin-bottom="0pt" fo:line-height="145%"/>
    </style:style>
    <style:style style:family="paragraph" style:class="text" style:name="Paragraph-80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80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80-1-2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text" style:name="p80-1-3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81" style:parent-style-name="바탕글">
      <style:paragraph-properties fo:text-align="center" fo:text-indent="0pt" fo:margin-left="0pt" fo:margin-right="0pt" fo:margin-top="0pt" fo:margin-bottom="0pt" fo:line-height="150%"/>
    </style:style>
    <style:style style:family="text" style:name="p8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4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6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87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2" style:parent-style-name="바탕글">
      <style:paragraph-properties fo:text-align="justify" fo:text-indent="-33.86pt" fo:margin-left="33.86pt" fo:margin-right="0pt" fo:margin-top="0pt" fo:margin-bottom="0pt" fo:line-height="150%"/>
    </style:style>
    <style:style style:family="text" style:name="p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4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95" style:parent-style-name="바탕글">
      <style:paragraph-properties fo:text-align="justify" fo:text-indent="-21.07pt" fo:margin-left="21.07pt" fo:margin-right="0pt" fo:margin-top="0pt" fo:margin-bottom="0pt" fo:line-height="150%"/>
    </style:style>
    <style:style style:family="text" style:name="p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5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98" style:parent-style-name="바탕글">
      <style:paragraph-properties fo:text-align="justify" fo:text-indent="-33.86pt" fo:margin-left="33.86pt" fo:margin-right="0pt" fo:margin-top="0pt" fo:margin-bottom="0pt" fo:line-height="150%"/>
    </style:style>
    <style:style style:family="text" style:name="p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1" style:parent-style-name="바탕글">
      <style:paragraph-properties fo:text-align="justify" fo:text-indent="-21.07pt" fo:margin-left="21.07pt" fo:margin-right="0pt" fo:margin-top="0pt" fo:margin-bottom="0pt" fo:line-height="150%"/>
    </style:style>
    <style:style style:family="text" style:name="p1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4" style:parent-style-name="바탕글">
      <style:paragraph-properties fo:text-align="justify" fo:text-indent="-33.86pt" fo:margin-left="33.86pt" fo:margin-right="0pt" fo:margin-top="0pt" fo:margin-bottom="0pt" fo:line-height="150%"/>
    </style:style>
    <style:style style:family="text" style:name="p1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7" style:parent-style-name="바탕글">
      <style:paragraph-properties fo:text-align="justify" fo:text-indent="-21.07pt" fo:margin-left="21.07pt" fo:margin-right="0pt" fo:margin-top="0pt" fo:margin-bottom="0pt" fo:line-height="150%"/>
    </style:style>
    <style:style style:family="text" style:name="p1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08" style:parent-style-name="바탕글">
      <style:paragraph-properties fo:text-align="justify" fo:text-indent="-33.7pt" fo:margin-left="33.7pt" fo:margin-right="0pt" fo:margin-top="0pt" fo:margin-bottom="0pt" fo:line-height="150%"/>
    </style:style>
    <style:style style:family="text" style:name="p1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0" style:parent-style-name="바탕글">
      <style:paragraph-properties fo:text-align="justify" fo:text-indent="-33.86pt" fo:margin-left="33.86pt" fo:margin-right="0pt" fo:margin-top="0pt" fo:margin-bottom="0pt" fo:line-height="150%"/>
    </style:style>
    <style:style style:family="text" style:name="p1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3" style:parent-style-name="바탕글">
      <style:paragraph-properties fo:text-align="justify" fo:text-indent="-21.07pt" fo:margin-left="21.07pt" fo:margin-right="0pt" fo:margin-top="0pt" fo:margin-bottom="0pt" fo:line-height="150%"/>
    </style:style>
    <style:style style:family="text" style:name="p1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6" style:parent-style-name="바탕글">
      <style:paragraph-properties fo:text-align="justify" fo:text-indent="-33.86pt" fo:margin-left="33.86pt" fo:margin-right="0pt" fo:margin-top="0pt" fo:margin-bottom="0pt" fo:line-height="150%"/>
    </style:style>
    <style:style style:family="text" style:name="p1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17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19" style:parent-style-name="바탕글">
      <style:paragraph-properties fo:text-align="justify" fo:text-indent="-21.07pt" fo:margin-left="21.07pt" fo:margin-right="0pt" fo:margin-top="0pt" fo:margin-bottom="0pt" fo:line-height="150%"/>
    </style:style>
    <style:style style:family="text" style:name="p1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0" style:parent-style-name="바탕글">
      <style:paragraph-properties fo:text-align="justify" fo:text-indent="-33.37pt" fo:margin-left="33.37pt" fo:margin-right="0pt" fo:margin-top="0pt" fo:margin-bottom="0pt" fo:line-height="150%"/>
    </style:style>
    <style:style style:family="text" style:name="p1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0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0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1" style:parent-style-name="바탕글">
      <style:paragraph-properties fo:text-align="justify" fo:text-indent="-33.25pt" fo:margin-left="33.25pt" fo:margin-right="0pt" fo:margin-top="0pt" fo:margin-bottom="0pt" fo:line-height="150%"/>
    </style:style>
    <style:style style:family="text" style:name="p1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2" style:parent-style-name="바탕글">
      <style:paragraph-properties fo:text-align="justify" fo:text-indent="-33.86pt" fo:margin-left="33.86pt" fo:margin-right="0pt" fo:margin-top="0pt" fo:margin-bottom="0pt" fo:line-height="150%"/>
    </style:style>
    <style:style style:family="text" style:name="p1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2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2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23" style:parent-style-name="바탕글">
      <style:paragraph-properties fo:text-align="justify" fo:text-indent="-33.7pt" fo:margin-left="33.7pt" fo:margin-right="0pt" fo:margin-top="0pt" fo:margin-bottom="0pt" fo:line-height="150%"/>
    </style:style>
    <style:style style:family="text" style:name="p12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0" style:parent-style-name="바탕글">
      <style:paragraph-properties fo:text-align="justify" fo:text-indent="0pt" fo:margin-left="0pt" fo:margin-right="0pt" fo:margin-top="0pt" fo:margin-bottom="0pt" fo:line-height="120%"/>
    </style:style>
    <style:style style:family="text" style:name="p1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36" style:parent-style-name="바탕글">
      <style:paragraph-properties fo:text-align="justify" fo:text-indent="0pt" fo:margin-left="0pt" fo:margin-right="0pt" fo:margin-top="0pt" fo:margin-bottom="0pt" fo:line-height="130%"/>
    </style:style>
    <style:style style:family="text" style:name="p1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4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5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68" style:parent-style-name="제1조">
      <style:paragraph-properties fo:text-align="justify" fo:text-indent="-17.6pt" fo:margin-left="17.6pt" fo:margin-right="0pt" fo:margin-top="0pt" fo:margin-bottom="0pt" fo:line-height="150%"/>
    </style:style>
    <style:style style:family="text" style:name="p16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8-2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69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3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71-3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76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77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78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79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80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81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82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83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84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paragraph" style:class="text" style:name="Paragraph-185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185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6" style:parent-style-name="머리말_중고딕9_">
      <style:paragraph-properties fo:text-align="center" fo:text-indent="0pt" fo:margin-left="0pt" fo:margin-right="0pt" fo:margin-top="0pt" fo:margin-bottom="0pt" fo:line-height="150%"/>
    </style:style>
    <style:style style:family="text" style:name="p186-1-1">
      <style:text-properties style:font-name="휴먼명조" style:font-name-asian="한양신명조" fo:font-size="16pt" style:font-size-asian="16pt" style:font-size-complex="16pt" style:text-underline-type="none" style:text-overline-type="none" style:text-line-through-type="none" fo:font-weight="bold" style:font-weight-asian="bold" style:font-weight-complex="bold"/>
    </style:style>
    <style:style style:family="paragraph" style:class="text" style:name="Paragraph-187" style:parent-style-name="머리말_중고딕9_">
      <style:paragraph-properties fo:text-align="left" fo:text-indent="0pt" fo:margin-left="0pt" fo:margin-right="0pt" fo:margin-top="0pt" fo:margin-bottom="0pt" fo:line-height="130%"/>
    </style:style>
    <style:style style:family="text" style:name="p18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7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8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8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8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8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9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9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2" style:parent-style-name="머리말_중고딕9_">
      <style:paragraph-properties fo:text-align="justify" fo:text-indent="-104.71pt" fo:margin-left="104.71pt" fo:margin-right="0pt" fo:margin-top="0pt" fo:margin-bottom="0pt" fo:line-height="130%"/>
    </style:style>
    <style:style style:family="text" style:name="p19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9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9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4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9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9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6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9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9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19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19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9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9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199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0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0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0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1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1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1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2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2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2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3" style:parent-style-name="바탕글">
      <style:paragraph-properties fo:text-align="justify" fo:text-indent="0pt" fo:margin-left="0pt" fo:margin-right="0pt" fo:margin-top="0pt" fo:margin-bottom="0pt" fo:line-height="130%"/>
    </style:style>
    <style:style style:family="paragraph" style:class="text" style:name="Paragraph-22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2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4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2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5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2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2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7-1-3">
      <style:text-properties style:font-name="휴먼옛체" style:font-name-asian="한양중고딕" fo:font-size="12pt" style:font-size-asian="12pt" style:font-size-complex="12pt" style:text-underline-type="none" style:text-overline-type="none" style:text-line-through-type="none"/>
    </style:style>
    <style:style style:family="text" style:name="p227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2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8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2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2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2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1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1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2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2-1-6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3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3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3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3-2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3-2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4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4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4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7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8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8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3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3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39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1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1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1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2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2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2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2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2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2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3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3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3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4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4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4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5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5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5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6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6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6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6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6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6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7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7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8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8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8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8-1-3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8-1-4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48-1-5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49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49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0" style:parent-style-name="머리말_중고딕9_">
      <style:paragraph-properties fo:text-align="justify" fo:text-indent="0pt" fo:margin-left="0pt" fo:margin-right="0pt" fo:margin-top="0pt" fo:margin-bottom="0pt" fo:line-height="130%"/>
    </style:style>
    <style:style style:family="text" style:name="p250-1-1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text" style:name="p250-1-2">
      <style:text-properties style:font-name="휴먼명조" style:font-name-asian="한양신명조" fo:font-size="12pt" style:font-size-asian="12pt" style:font-size-complex="12pt" style:text-underline-type="none" style:text-overline-type="none" style:text-line-through-type="none"/>
    </style:style>
    <style:style style:family="paragraph" style:class="text" style:name="Paragraph-251" style:parent-style-name="바탕글">
      <style:paragraph-properties fo:text-align="justify" fo:text-indent="0pt" fo:margin-left="0pt" fo:margin-right="0pt" fo:margin-top="0pt" fo:margin-bottom="0pt" fo:line-height="130%"/>
    </style:style>
    <style:style style:name="Table-1" style:family="table">
      <style:table-properties style:width="182.01mm" table:align="margins" fo:margin-left="1mm" fo:margin-right="1mm" fo:margin-top="1mm" fo:margin-bottom="1mm" table:border-model="collapsing"/>
    </style:style>
    <style:style style:name="Table-1-1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1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1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  <style:style style:name="Table-1-2-2" style:family="table-cell">
      <style:table-cell-properties fo:padding-left="1.8mm" fo:padding-right="1.8mm" fo:padding-top="0.5mm" fo:padding-bottom="0.5mm" fo:border-left="0.12mm solid #000000" fo:border-right="0.12mm solid #000000" fo:border-top="0.12mm solid #000000" fo:border-bottom="0.12mm solid #000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aragraph-1"><text:span text:style-name="p1-1-1">[ </text:span><text:span text:style-name="p1-1-2">직  제  규  정 </text:span><text:span text:style-name="p1-1-3">]</text:span></text:p>
      <text:p text:style-name="Paragraph-2"/>
      <text:p text:style-name="Paragraph-3"><text:span text:style-name="p3-1-1"> 1. 다음은 직제규정에 대한 설명이다. 바르게 설명된 것은?(제3,5,7,9조)</text:span></text:p>
      <text:p text:style-name="Paragraph-4"><text:span text:style-name="p4-1-1">  가. 공사의 기구설치 및 직제의 개폐는 이사회의 의결을 거쳐 국토해양부장관의 승인을 받</text:span><text:span text:style-name="p4-2-1">아야 한다.</text:span></text:p>
      <text:p text:style-name="Paragraph-5"><text:span text:style-name="p5-1-1">  나. 공사의 임원으로 공사에 사장, 이사와 직원을 둔다.</text:span></text:p>
      <text:p text:style-name="Paragraph-6"><text:span text:style-name="p6-1-1">  다. 본부장은 사장을 보좌하며 본부 업무를 관장한다.</text:span></text:p>
      <text:p text:style-name="Paragraph-7"><text:span text:style-name="p7-1-1">  라. 감사는 이사로서 공사의 회계 및 업무를 감사하며, 감사실업무를 관장한다.</text:span></text:p>
      <text:p text:style-name="Paragraph-8"/>
      <text:p text:style-name="Paragraph-9"><text:span text:style-name="p9-1-1"> 2. 다음은 직제규정에 대한 설명이다. 바르게 설명된 것은?(제10,12,13조)</text:span></text:p>
      <text:p text:style-name="Paragraph-10"><text:span text:style-name="p10-1-1">  가. </text:span><text:span text:style-name="p10-1-2">사장이 부득이한 사유로 그 직무를 수행할 수 없을 때에는 운영본부장이 그업무를 대행한다.</text:span></text:p>
      <text:p text:style-name="Paragraph-11"><text:span text:style-name="p11-1-1">  나. 공사는 필요에 따라 고문, 전문위원 및 자문위원을 위촉할수 있으며 비상근으로 하여야  </text:span><text:span text:style-name="p11-2-1">      한다.</text:span></text:p>
      <text:p text:style-name="Paragraph-12"><text:span text:style-name="p12-1-1">  다. 우리공사의 현업기관의 수는 10개이다.</text:span></text:p>
      <text:p text:style-name="Paragraph-13"><text:span text:style-name="p13-1-1">  라. 산업보건에 관한 업무는 기획본부 안전관리실의 분장업무이다.</text:span></text:p>
      <text:p text:style-name="Paragraph-14"/>
      <text:p text:style-name="Paragraph-15"><text:span text:style-name="p15-1-1"> 3. 다음은 우리공사 직원에 대한 구분 및 구성이다. 잘못된 것은</text:span><text:span text:style-name="p15-1-2">？(</text:span><text:span text:style-name="p15-1-3">제11조,별표2,제12조)</text:span></text:p>
      <text:p text:style-name="Paragraph-16"><text:span text:style-name="p16-1-1">  가. 직원은 일반직, 고용직으로 구분한다.</text:span></text:p>
      <text:p text:style-name="Paragraph-17"><text:span text:style-name="p17-1-1">  나. 직원의 직급을 1급에서 9급으로 한다.</text:span></text:p>
      <text:p text:style-name="Paragraph-18"><text:span text:style-name="p18-1-1">  다. 9급 직원이 8급으로, 8급 직원이 7급으로, 7급 직원이 6급으로 근속승진하는 경우에는 </text:span><text:span text:style-name="p18-2-1">그 승진에 상응하는 직급의 정원이 따로 있는 것으로 본다.</text:span></text:p>
      <text:p text:style-name="Paragraph-19"><text:span text:style-name="p19-1-1">  </text:span><text:span text:style-name="p19-1-2">라. 특수한 기술 또는 자격이나 경험을 필요로 하는 분야 및 사장이 필요하다고 인정되는 </text:span><text:span text:style-name="p19-2-1">특수한 직무에는 정원의 범위내에서 계약직을 둘 수 있다.</text:span></text:p>
      <text:p text:style-name="Paragraph-20"/>
      <text:p text:style-name="Paragraph-21"><text:span text:style-name="p21-1-1"> 4. 다음은 우리공사 본부장의 업무관장에 대한 설명이다. 잘못된 것은</text:span><text:span text:style-name="p21-1-2">？(</text:span><text:span text:style-name="p21-1-3">제7,13조)</text:span></text:p>
      <text:p text:style-name="Paragraph-22"><text:span text:style-name="p22-1-1">  가. 본부장은 사장을 보좌하며 본부업무를 관장한다.</text:span></text:p>
      <text:p text:style-name="Paragraph-23"><text:span text:style-name="p23-1-1">  나. 기획본부장은 기획조정실, 예산재무팀, 정보화팀, 회계팀 업무를 관장한다</text:span></text:p>
      <text:p text:style-name="Paragraph-24"><text:span text:style-name="p24-1-1">  다. 운영본부장은 차량검수팀, 열차운영팀, 전기기계설비팀, 신호통신팀, 토목건축팀 업무를  </text:span><text:span text:style-name="p24-2-1">      관장한다.</text:span></text:p>
      <text:p text:style-name="Paragraph-25"><text:span text:style-name="p25-1-1">  라. 건설본부장은 건설계획팀, 토목건축공사팀, 설비공사팀, 신사업추진팀 업무를 관장한다.</text:span></text:p>
      <text:p text:style-name="Paragraph-26"/>
      <text:p text:style-name="Paragraph-27"><text:span text:style-name="p27-1-1"> 5. 다음중 </text:span><text:span text:style-name="p27-1-2">BTC</text:span><text:span text:style-name="p27-1-3">아카데미의 분장업무가 아닌것은?(제16조,별표5,3)</text:span></text:p>
      <text:p text:style-name="Paragraph-28"><text:span text:style-name="p28-1-1">  가. </text:span><text:span text:style-name="p28-1-2">교육에 관한 연구 및 교육효과의 측정, 평가</text:span></text:p>
      <text:p text:style-name="Paragraph-29"><text:span text:style-name="p29-1-1">  나. 직원교육 및 훈련에 관한 사항 총괄</text:span></text:p>
      <text:p text:style-name="Paragraph-30"><text:span text:style-name="p30-1-1">  다. </text:span><text:span text:style-name="p30-1-2">직업, 직장교육에 대한 지원</text:span></text:p>
      <text:p text:style-name="Paragraph-31"><text:span text:style-name="p31-1-1">  라. </text:span><text:span text:style-name="p31-1-2">교육시행계획 수립 및 추진</text:span></text:p>
      <text:p text:style-name="Paragraph-32"/>
      <text:p text:style-name="Paragraph-33"><text:span text:style-name="p33-1-1"> 6. 다음중 각 본부 및 실별 분장업무가 바르게 짝지워진 것은?</text:span></text:p>
      <text:p text:style-name="Paragraph-34"><text:span text:style-name="p34-1-1">  가. 안전관리실   -  당직업무관리</text:span></text:p>
      <text:p text:style-name="Paragraph-35"><text:span text:style-name="p35-1-1">  나. 건설본부     -  공사, 용역, 물품의 검사입회</text:span></text:p>
      <text:p text:style-name="Paragraph-36"><text:span text:style-name="p36-1-1">  다. 기획본부     -  자금조달</text:span><text:span text:style-name="p36-1-2">·</text:span><text:span text:style-name="p36-1-3">운영 및 부채관리</text:span></text:p>
      <text:p text:style-name="Paragraph-37"><text:span text:style-name="p37-1-1">  라. 경영본부     -  위</text:span><text:span text:style-name="p37-1-2">·</text:span><text:span text:style-name="p37-1-3">수탁 및 부대사업공사 설계 및 시공에 관한 업무</text:span></text:p>
      <text:p text:style-name="Paragraph-38"><text:span text:style-name="p38-1-1"> 7. 다음중 각 본부별 분장업무가 바르게 짝지워진 것은</text:span><text:span text:style-name="p38-1-2">？</text:span></text:p>
      <text:p text:style-name="Paragraph-39"><text:span text:style-name="p39-1-1">  가. 기획본부 -- 조직 및 정원 관리에 관한 사항</text:span></text:p>
      <text:p text:style-name="Paragraph-40"><text:span text:style-name="p40-1-1">  나. 경영본부 -- 소송에 관한사항</text:span></text:p>
      <text:p text:style-name="Paragraph-41"><text:span text:style-name="p41-1-1">  다. 운영본부 -- 이사회 운영에 관한사항</text:span></text:p>
      <text:p text:style-name="Paragraph-42"><text:span text:style-name="p42-1-1">  라. 경영본부 -- 유관기관과의 위</text:span><text:span text:style-name="p42-1-2">·</text:span><text:span text:style-name="p42-1-3">수탁관리</text:span></text:p>
      <text:p text:style-name="Paragraph-43"/>
      <text:p text:style-name="Paragraph-44"><text:span text:style-name="p44-1-1"> 8. 다음중 각 본부별 분장업무가 바르게 짝지워진 것은?</text:span></text:p>
      <text:p text:style-name="Paragraph-45"><text:span text:style-name="p45-1-1">  가. 경영본부 -- 정원관리</text:span></text:p>
      <text:p text:style-name="Paragraph-46"><text:span text:style-name="p46-1-1">  나. 건설본부 -- 재난관리법 및 풍수대책법 관련 업무</text:span></text:p>
      <text:p text:style-name="Paragraph-47"><text:span text:style-name="p47-1-1">  다. 건설본부 -- 수탁, 위탁 및 부대사업공사 설계 및 시공감독</text:span></text:p>
      <text:p text:style-name="Paragraph-48"><text:span text:style-name="p48-1-1">  라. 운영본부 -- 도시철도건설 공정관리</text:span></text:p>
      <text:p text:style-name="Paragraph-49"/>
      <text:p text:style-name="Paragraph-50"><text:span text:style-name="p50-1-1"> 9. 다음중 각 본부 및 실별 분장업무가 틀리게 짝지워진 것은?</text:span></text:p>
      <text:p text:style-name="Paragraph-51"><text:span text:style-name="p51-1-1">  가. 건설본부 -- 토목</text:span><text:span text:style-name="p51-1-2">·</text:span><text:span text:style-name="p51-1-3">궤도시설물</text:span><text:span text:style-name="p51-1-4">·</text:span><text:span text:style-name="p51-1-5">건축시설물에 대한 계획 및 관리</text:span></text:p>
      <text:p text:style-name="Paragraph-52"><text:span text:style-name="p52-1-1">  나. 기획본부 -- 조직관리</text:span></text:p>
      <text:p text:style-name="Paragraph-53"><text:span text:style-name="p53-1-1">  다. 안전관리실 -- 비상계획수립 및 조정, 민방위 및 예비군 운영</text:span></text:p>
      <text:p text:style-name="Paragraph-54"><text:span text:style-name="p54-1-1">  라. 경영본부 -- 당직업무관리</text:span></text:p>
      <text:p text:style-name="Paragraph-55"/>
      <text:p text:style-name="Paragraph-56"><text:span text:style-name="p56-1-1">10. </text:span><text:span text:style-name="p56-1-2">다음은 2011.12월말 현재 우리공사 임ㆍ직원의 정원에 관한 사항이다. 바르게 짝지워진 것은</text:span><text:span text:style-name="p56-1-3">？</text:span></text:p>
      <text:p text:style-name="Paragraph-57"><text:span text:style-name="p57-1-1">    (제15조)</text:span></text:p>
      <text:p text:style-name="Paragraph-58"><text:span text:style-name="p58-1-1">  가. 총정원 : 3,768       임원 : 6        일반직 :3,762</text:span></text:p>
      <text:p text:style-name="Paragraph-59"><text:span text:style-name="p59-1-1">  나. 총정원 : 3,200       임원 : 6        일반직 :3,194</text:span></text:p>
      <text:p text:style-name="Paragraph-60"><text:span text:style-name="p60-1-1">  다. 총정원 : 3,298       임원 : 6        일반직 :3,292</text:span></text:p>
      <text:p text:style-name="Paragraph-61"><text:span text:style-name="p61-1-1">  라. 총정원 : 3,310       임원 : 6        일반직 :3,304</text:span></text:p>
      <text:p text:style-name="Paragraph-62"/>
      <text:p text:style-name="Paragraph-63"><text:span text:style-name="p63-1-1">11. 우리공사 기구의 구성에 대하여 바르게 설명한 것은?(제13조)</text:span></text:p>
      <text:p text:style-name="Paragraph-64"><text:span text:style-name="p64-1-1">  가. 본 사 : 5본부 2실  16팀,  현업기관 : 13현업</text:span></text:p>
      <text:p text:style-name="Paragraph-65"><text:span text:style-name="p65-1-1">  나. 본 사 : 3본부 3실  15팀,  현업기관 : 10현업</text:span></text:p>
      <text:p text:style-name="Paragraph-66"><text:span text:style-name="p66-1-1">  다. 본 사 : 4본부 3실  17팀,  현업기관 : 17현업</text:span></text:p>
      <text:p text:style-name="Paragraph-67"><text:span text:style-name="p67-1-1">  라. 본 사 : 2본부 4실  14팀,  현업기관 : 11현업</text:span></text:p>
      <text:p text:style-name="Paragraph-68"/>
      <text:p text:style-name="Paragraph-69"><text:span text:style-name="p69-1-1">12. 다음중 현업기관이 아닌 부서는?(제13조)</text:span></text:p>
      <text:p text:style-name="Paragraph-70"><text:span text:style-name="p70-1-1">  가. 시설사업소                     나. 신사업추진팀</text:span></text:p>
      <text:p text:style-name="Paragraph-71"><text:span text:style-name="p71-1-1">  다. 전기사업소                     라. </text:span><text:span text:style-name="p71-1-2">BTC</text:span><text:span text:style-name="p71-1-3">아카데미</text:span></text:p>
      <text:p text:style-name="Paragraph-72"/>
      <text:p text:style-name="Paragraph-73"/>
      <text:p text:style-name="Paragraph-74"/>
      <text:p text:style-name="Paragraph-75"/>
      <text:p text:style-name="Paragraph-76"/>
      <text:p text:style-name="Paragraph-77"/>
      <text:p text:style-name="Paragraph-78"/>
      <text:p text:style-name="Paragraph-79"/>
      <text:p text:style-name="Paragraph-80"><text:span text:style-name="p80-1-1">[ </text:span><text:span text:style-name="p80-1-2">직제규정시행내규 </text:span><text:span text:style-name="p80-1-3">]</text:span></text:p>
      <text:p text:style-name="Paragraph-81"/>
      <text:p text:style-name="바탕글"><text:span text:style-name="p82-1-1"> 1. 다음은 공사의 업무분장의 조정에 대한 설명이다. 틀린 것은?(제6조)</text:span></text:p>
      <text:p text:style-name="바탕글"><text:span text:style-name="p83-1-1">  가. 업무분장에 대해 상호이견이 있을경우 쌍방이 같은 직상급자에 소속할 경우는 그 직상  </text:span><text:span text:style-name="p83-2-1">      급자의 결정에 의한다.</text:span></text:p>
      <text:p text:style-name="바탕글"><text:span text:style-name="p84-1-1">  나. 업무분장에 대해 상호이견이 있을경우 쌍방이 각각 직상급자를 달리할 경우에는 그 직  </text:span><text:span text:style-name="p84-2-1">      상급자간의 협의에 의한다.</text:span></text:p>
      <text:p text:style-name="바탕글"><text:span text:style-name="p85-1-1">  다. 업무능률 향상의 효율성, 책임소재를 명확히 하기위하여 담당별로 업무를 분장한다.</text:span></text:p>
      <text:p text:style-name="바탕글"><text:span text:style-name="p86-1-1">  라. </text:span><text:span text:style-name="p86-1-2">본부장은 부서 단위 업무분장을, 부서장과 부장은 소속직원 개인별 업무분장을 각각 조정  </text:span><text:span text:style-name="p86-2-1">      한다.</text:span></text:p>
      <text:p text:style-name="Paragraph-87"/>
      <text:p text:style-name="바탕글"><text:span text:style-name="p88-1-1"> 2. 다음은 직제규정시행내규에 대한 설명이다. 틀린 것은?(제6,5,7조)</text:span></text:p>
      <text:p text:style-name="바탕글"><text:span text:style-name="p89-1-1">  가. 업무분장에 대해 이견이 있을경우 쌍방이 각각 직상급자를 달리할 경우에 그 직상급자</text:span></text:p>
      <text:p text:style-name="바탕글"><text:span text:style-name="p90-1-1">      간의 협의가되지 아니하는 경우에는 소관이사가 조정한다.</text:span></text:p>
      <text:p text:style-name="바탕글"><text:span text:style-name="p91-1-1">  나. 본부</text:span><text:span text:style-name="p91-1-2">․</text:span><text:span text:style-name="p91-1-3">실 및 현업기관장이 사고가 있을때에는 직제의 순위에 따른 차하위자가 그직무를  </text:span><text:span text:style-name="p91-2-1">      대행한다.</text:span></text:p>
      <text:p text:style-name="Paragraph-92"><text:span text:style-name="p92-1-1">  다. 본부</text:span><text:span text:style-name="p92-1-2">·</text:span><text:span text:style-name="p92-1-3">실 및 현업기관의 인원조정에 관해서는 본부는 본부장, 실은 실장, 현업기관은 현</text:span><text:span text:style-name="p92-2-1">업기관의 장이 정원범위 안에서 운용할 수 있다.</text:span></text:p>
      <text:p text:style-name="바탕글"><text:span text:style-name="p93-1-1">  라. </text:span><text:span text:style-name="p93-1-2">본부장은 부서 단위 업무분장을, 부서장과 부장은 소속직원 개인별 업무분장을 각각 조정  </text:span><text:span text:style-name="p93-2-1">      한다.</text:span></text:p>
      <text:p text:style-name="Paragraph-94"/>
      <text:p text:style-name="Paragraph-95"><text:span text:style-name="p95-1-1"> 3. 업무능률 향상의 효율성, 책임소재를 명확히 하기 위하여 (   )업무를 분장한다. (   )속에 </text:span><text:span text:style-name="p95-2-1">가장 올바른 것은?(제6조)</text:span></text:p>
      <text:p text:style-name="바탕글"><text:span text:style-name="p96-1-1">  가. 개인별</text:span></text:p>
      <text:p text:style-name="바탕글"><text:span text:style-name="p97-1-1">  나. 담당별</text:span></text:p>
      <text:p text:style-name="Paragraph-98"><text:span text:style-name="p98-1-1">  다. 실별</text:span></text:p>
      <text:p text:style-name="바탕글"><text:span text:style-name="p99-1-1">  라. 부서별</text:span></text:p>
      <text:p text:style-name="바탕글"/>
      <text:p text:style-name="Paragraph-101"><text:span text:style-name="p101-1-1"> 4. 다음은 본사의 실과 팀에 두는 부에 관한 사항이다. 틀린 것은?(제8조)</text:span></text:p>
      <text:p text:style-name="바탕글"><text:span text:style-name="p102-1-1">  가. 기획조정실 -- 기획부, 사업개발부</text:span></text:p>
      <text:p text:style-name="바탕글"><text:span text:style-name="p103-1-1">  나. 영업팀 -- 영업관리부, 전자부</text:span></text:p>
      <text:p text:style-name="Paragraph-104"><text:span text:style-name="p104-1-1">  다. 안전관리실 -- 안전방재부, 환경관리부</text:span></text:p>
      <text:p text:style-name="바탕글"><text:span text:style-name="p105-1-1">  라. 설비공사팀 -- </text:span><text:span text:style-name="p105-1-2">전기기계공사부, 신호통신공사부</text:span></text:p>
      <text:p text:style-name="바탕글"/>
      <text:p text:style-name="Paragraph-107"><text:span text:style-name="p107-1-1"> 6. 현업기관에 관한 설명중 바르게 된 것은?(제11,12,7조)</text:span></text:p>
      <text:p text:style-name="Paragraph-108"><text:span text:style-name="p108-1-1">  가. 현업기관의 장은 사장의 명을 받아 현업기관의 업무를 총괄하며 소속직원을 지휘 감독</text:span><text:span text:style-name="p108-2-1">한다.</text:span></text:p>
      <text:p text:style-name="바탕글"><text:span text:style-name="p109-1-1">  나. 현업기관에는 담당 또는 지소를 둘 수가 있다.</text:span></text:p>
      <text:p text:style-name="Paragraph-110"><text:span text:style-name="p110-1-1">  다. </text:span><text:span text:style-name="p110-1-2">현업기관의 부 및 지소 인원은 부 정원의 범위 내에서 현업기관의 장이 조정 할 수 있다.</text:span></text:p>
      <text:p text:style-name="바탕글"><text:span text:style-name="p111-1-1">  라. 부 및 지소의 업무나 작업의 성격상 근무단위별 책임자 지정 운영은 할 수가 없다.</text:span></text:p>
      <text:p text:style-name="제1조"/>
      <text:p text:style-name="Paragraph-113"><text:span text:style-name="p113-1-1"> 5. 보직기준에 대하여 바르게 설명한 것은?(제12조의2)</text:span></text:p>
      <text:p text:style-name="바탕글"><text:span text:style-name="p114-1-1">  가. </text:span><text:span text:style-name="p114-1-2">팀장, 부장, 지소장, 역장 및 분소장은 1급부터 3급까지 한다.</text:span></text:p>
      <text:p text:style-name="바탕글"><text:span text:style-name="p115-1-1">  나. </text:span><text:span text:style-name="p115-1-2">담당 및 예비군중대장은 2급 또는 3급으로 한다.</text:span></text:p>
      <text:p text:style-name="Paragraph-116"><text:span text:style-name="p116-1-1">  다. </text:span><text:span text:style-name="p116-1-2">현업기관의 근무단위별 책임자인 대리, 부역장 및 부분소장은 4급부터 5급까지 한다.</text:span></text:p>
      <text:p text:style-name="바탕글"><text:span text:style-name="p117-1-1">  라. 교수(수석교수, 전임교수)는 1급부터 4급까지로 하되 수석교수는 1급, 전임교수는 2급부  </text:span><text:span text:style-name="p117-2-1">      터 4급까지로 한다.</text:span></text:p>
      <text:p text:style-name="제1조"/>
      <text:p text:style-name="Paragraph-119"><text:span text:style-name="p119-1-1"> 7. 다음은 직무관리에 대한 설명이다. 틀린 것은?(제14,15,16조)</text:span></text:p>
      <text:p text:style-name="Paragraph-120"><text:span text:style-name="p120-1-1">  가. 조직담당부서장은 정기 또는 수시로 직무분석을 실시하고 직무의 변동사항을 조사</text:span><text:span text:style-name="p120-1-2">·</text:span><text:span text:style-name="p120-1-3">확인</text:span><text:span text:style-name="p120-2-1">하여 직무배분의 형평성 유지 및 적정인원을 산정하여야 한다.</text:span></text:p>
      <text:p text:style-name="Paragraph-121"><text:span text:style-name="p121-1-1">  나. 조직담당부서장은 직무분석결과 업무개선 사항을 발견하였을 때에는 업무개선조치를 할 </text:span><text:span text:style-name="p121-2-1">수 있고, 개선조치를 받은 부서는 특별한 이유가 없는 한 이를 이행하여야 한다.</text:span></text:p>
      <text:p text:style-name="Paragraph-122"><text:span text:style-name="p122-1-1">  다. 업무량 증감 등으로 인한 단위조직별 정원의 변경사유가 발생할 경우 해당 부서장은 지</text:span><text:span text:style-name="p122-2-1">체없이 조직담당부서에 정원의 책정 및 변경을 요청하여 항상 적당한 정원을 유지하도</text:span><text:span text:style-name="p122-3-1">록 노력하여야 한다.</text:span></text:p>
      <text:p text:style-name="Paragraph-123"><text:span text:style-name="p123-1-1">  라. 각 부서장은 소관 직무의 내용이 변경 및 폐지되거나 새로운 직무가 발생하였을 때에는 </text:span><text:span text:style-name="p123-2-1">지체없이 사장에게 변경사항을 보고하여야 한다.</text:span></text:p>
      <text:p text:style-name="바탕글"/>
      <text:p text:style-name="바탕글"><text:span text:style-name="p125-1-1"> 8. 다음중 기획본부 기획조정실의 분장업무가 아닌 것은?(별표3)</text:span></text:p>
      <text:p text:style-name="바탕글"><text:span text:style-name="p126-1-1">  가. 조직 및 정원관리에 관한사항</text:span></text:p>
      <text:p text:style-name="바탕글"><text:span text:style-name="p127-1-1">  나. 정관 및 제규정 관리 업무</text:span></text:p>
      <text:p text:style-name="바탕글"><text:span text:style-name="p128-1-1">  다. 인사관리 및 문서고 관리운영</text:span></text:p>
      <text:p text:style-name="바탕글"><text:span text:style-name="p129-1-1">  라. 소송 및 법률고문 중계업무의 총괄</text:span></text:p>
      <text:p text:style-name="Paragraph-130"/>
      <text:p text:style-name="바탕글"><text:span text:style-name="p131-1-1"> 9. 다음중 경영본부 총무팀 인사담당의 분장업무가 아닌 것은?(별표3)</text:span></text:p>
      <text:p text:style-name="바탕글"><text:span text:style-name="p132-1-1">  가. 직원교육 및 훈련에 관한사항 총괄</text:span></text:p>
      <text:p text:style-name="바탕글"><text:span text:style-name="p133-1-1">  나. 징계위원회 운영</text:span></text:p>
      <text:p text:style-name="바탕글"><text:span text:style-name="p134-1-1">  다. 당직업무관리</text:span></text:p>
      <text:p text:style-name="바탕글"><text:span text:style-name="p135-1-1">  라. 보수제도, 보수, 퇴직금 및 복지지원금 지급업무</text:span></text:p>
      <text:p text:style-name="Paragraph-136"/>
      <text:p text:style-name="바탕글"><text:span text:style-name="p137-1-1"> 10. 다음중 분장업무가 바르게 짝지워진 것은</text:span><text:span text:style-name="p137-1-2">？(</text:span><text:span text:style-name="p137-1-3">별표3)</text:span></text:p>
      <text:p text:style-name="바탕글"><text:span text:style-name="p138-1-1">  가. 안전관리실 안전방재부 -- 재난관리법 및 풍수해대책법 관련업무 총괄</text:span></text:p>
      <text:p text:style-name="바탕글"><text:span text:style-name="p139-1-1">  나. 건설본부 건설계획부 -- 건설분야 사고조사 및 처리</text:span></text:p>
      <text:p text:style-name="바탕글"><text:span text:style-name="p140-1-1">  다. 기획본부 예산재무팀 -- 각종지시사항 종합처리 및 관리</text:span></text:p>
      <text:p text:style-name="바탕글"><text:span text:style-name="p141-1-1">  라. 안전관리실 안전방재부 -- 산업보건에 관한 업무</text:span></text:p>
      <text:p text:style-name="바탕글"/>
      <text:p text:style-name="바탕글"><text:span text:style-name="p143-1-1"> 11. 다음중 분장업무가 바르게 짝지워진 것은</text:span><text:span text:style-name="p143-1-2">？(</text:span><text:span text:style-name="p143-1-3">별표3)</text:span></text:p>
      <text:p text:style-name="바탕글"><text:span text:style-name="p144-1-1">  가. 기획본부 기획부 -- 조직 및 정원관리에 관한사항</text:span></text:p>
      <text:p text:style-name="바탕글"><text:span text:style-name="p145-1-1">  나. 운영본부 열차운영팀 -- 운수영업 선전에 관한사항</text:span></text:p>
      <text:p text:style-name="바탕글"><text:span text:style-name="p146-1-1">  다. 경영본부 영업팀 -- 지하철 문고관리에 관한사항</text:span></text:p>
      <text:p text:style-name="바탕글"><text:span text:style-name="p147-1-1">  라. 경영본부 인사부 -- 이사회 운영총괄</text:span></text:p>
      <text:p text:style-name="바탕글"/>
      <text:p text:style-name="바탕글"><text:span text:style-name="p149-1-1"> 12. 다음중 분장업무가 바르게 짝지워진 것은</text:span><text:span text:style-name="p149-1-2">？(</text:span><text:span text:style-name="p149-1-3">별표3)</text:span></text:p>
      <text:p text:style-name="바탕글"><text:span text:style-name="p150-1-1">  가. 경영본부 복지부 -- 소송 및 법률고문 중계업무의 총괄</text:span></text:p>
      <text:p text:style-name="바탕글"><text:span text:style-name="p151-1-1">  나. 기획본부 기획부 -- 공사법인 등기업무</text:span></text:p>
      <text:p text:style-name="바탕글"><text:span text:style-name="p152-1-1">  다. 경영본부 총무부 -- 건강보험, 국민연금, 고용보험 업무에 관한 사항</text:span></text:p>
      <text:p text:style-name="바탕글"><text:span text:style-name="p153-1-1">  라. 기획본부 예산부 -- 물품구매 검사, 검수입회</text:span></text:p>
      <text:p text:style-name="바탕글"/>
      <text:p text:style-name="바탕글"><text:span text:style-name="p155-1-1"> 13. 다음중 분장업무가 잘못 짝지워진 것은</text:span><text:span text:style-name="p155-1-2">？(</text:span><text:span text:style-name="p155-1-3">별표3)</text:span></text:p>
      <text:p text:style-name="바탕글"><text:span text:style-name="p156-1-1">  가. 안전관리실 안전방재부 -- 산업보건에 관한 업무</text:span></text:p>
      <text:p text:style-name="바탕글"><text:span text:style-name="p157-1-1">  나. 경영본부 회계팀 -- 공사, 용역, 물품구매계약 및 검사입회</text:span></text:p>
      <text:p text:style-name="바탕글"><text:span text:style-name="p158-1-1">  다. 건설본부 건설계획팀 -- 차량기지 기본실시설계 및 공사업무</text:span></text:p>
      <text:p text:style-name="바탕글"><text:span text:style-name="p159-1-1">  라. 경영본부 총무팀 -- 당직업무관리</text:span></text:p>
      <text:p text:style-name="바탕글"/>
      <text:p text:style-name="바탕글"><text:span text:style-name="p161-1-1"> 14. 다음중 분장업무가 잘못 짝지워진 것은</text:span><text:span text:style-name="p161-1-2">？(</text:span><text:span text:style-name="p161-1-3">별표3)</text:span></text:p>
      <text:p text:style-name="바탕글"><text:span text:style-name="p162-1-1">  가. 경영본부 노사협력팀 복지부 -- 직원체육에 관한사항</text:span></text:p>
      <text:p text:style-name="바탕글"><text:span text:style-name="p163-1-1">  나. 경영본부 회계팀 회계 -- 근로소득에 관한 연말정산업무</text:span></text:p>
      <text:p text:style-name="바탕글"><text:span text:style-name="p164-1-1">  다. 기획본부 예산재무팀 예산부 -- 중장기 재정계획수립 및 조정</text:span></text:p>
      <text:p text:style-name="바탕글"><text:span text:style-name="p165-1-1">  라. 경영본부 총무팀 인사 -- 직원교육 및 훈련에 관한사항 총괄</text:span></text:p>
      <text:p text:style-name="바탕글"/>
      <text:p text:style-name="바탕글"><text:span text:style-name="p167-1-1"> 15. 우리공사의 임시조직 설치에 관하여 틀린 것은</text:span><text:span text:style-name="p167-1-2">？(</text:span><text:span text:style-name="p167-1-3">제17,18조)</text:span></text:p>
      <text:p text:style-name="Paragraph-168"><text:span text:style-name="p168-1-1">  가. </text:span><text:span text:style-name="p168-1-2">특정한 프로젝트 수행을 위하여 별도의 조직 운영이 필요한 경우에는 임시조직을 설    </text:span><text:span text:style-name="p168-2-1">   치</text:span><text:span text:style-name="p168-2-2">․</text:span><text:span text:style-name="p168-2-3">운영할 수 있다.</text:span></text:p>
      <text:p text:style-name="바탕글"><text:span text:style-name="p169-1-1">  나. </text:span><text:span text:style-name="p169-1-2">임시조직의 설치</text:span><text:span text:style-name="p169-1-3">․</text:span><text:span text:style-name="p169-1-4">운영이 필요한 부서의 장은 임시조직 운영계획을 수립하여 본부장의  </text:span><text:span text:style-name="p169-2-1">     결재를 받아 조직담당부서의 장에게 조직의 설치를 요청하여야 한다.</text:span></text:p>
      <text:p text:style-name="바탕글"><text:span text:style-name="p170-1-1">  다. </text:span><text:span text:style-name="p170-1-2">임시조직 운영기간은 2년 이내로 한다. 다만, 필요한 경우 1년 단위로 연장할 수 있다. </text:span></text:p>
      <text:p text:style-name="바탕글"><text:span text:style-name="p171-1-1">  라. </text:span><text:span text:style-name="p171-1-2">조직담당 부서의 장은 임시조직 설치의 타당성, 정원, 조직편제 및 조직규모 등 기타 임  </text:span><text:span text:style-name="p171-2-1">     시조</text:span><text:span text:style-name="p171-2-2">직에 관한 사항을 검토하여야 하며, 공사의 조직관리에 지장이 없는 범위 내에서 필요  </text:span><text:span text:style-name="p171-3-1">     최소한으로</text:span><text:span text:style-name="p171-3-2"> 정하여야 한다.</text:span></text:p>
      <text:p text:style-name="바탕글"/>
      <text:p text:style-name="바탕글"/>
      <text:p text:style-name="바탕글"/>
      <text:p text:style-name="바탕글"/>
      <text:p text:style-name="Paragraph-176"/>
      <text:p text:style-name="Paragraph-177"/>
      <text:p text:style-name="Paragraph-178"/>
      <text:p text:style-name="Paragraph-179"/>
      <text:p text:style-name="Paragraph-180"/>
      <text:p text:style-name="Paragraph-181"/>
      <text:p text:style-name="Paragraph-182"/>
      <text:p text:style-name="Paragraph-183"/>
      <text:p text:style-name="Paragraph-184"/>
      <table:table table:style-name="Table-1">
        <table:table-column table:number-columns-repeated="2"/>
        <table:table-row>
          <table:table-cell table:style-name="Table-1-1-1" table:number-columns-spanned="1" table:number-rows-spanned="1">
            <text:p text:style-name="Paragraph-185"><text:span text:style-name="p185-1-1">직제규정</text:span></text:p>
          </table:table-cell>
          <table:table-cell table:style-name="Table-1-1-2" table:number-columns-spanned="1" table:number-rows-spanned="1">
            <text:p text:style-name="Paragraph-186"><text:span text:style-name="p186-1-1">직제규정시행내규</text:span></text:p>
          </table:table-cell>
        </table:table-row>
        <table:table-row>
          <table:table-cell table:style-name="Table-1-2-1" table:number-columns-spanned="1" table:number-rows-spanned="1">
            <text:p text:style-name="Paragraph-187"><text:span text:style-name="p187-1-1">1. 다(규정3</text:span><text:span text:style-name="p187-1-2">∼9</text:span><text:span text:style-name="p187-1-3">조)</text:span></text:p>
            <text:p text:style-name="Paragraph-188"><text:span text:style-name="p188-1-1">㉮.</text:span><text:span text:style-name="p188-1-2"> 부산광역시장</text:span></text:p>
            <text:p text:style-name="Paragraph-189"><text:span text:style-name="p189-1-1">㉯. </text:span><text:span text:style-name="p189-1-2">감사</text:span></text:p>
            <text:p text:style-name="Paragraph-190"><text:span text:style-name="p190-1-1">㉱ </text:span><text:span text:style-name="p190-1-2">감사는 이사가 아님</text:span></text:p>
            <text:p text:style-name="Paragraph-191"><text:span text:style-name="p191-1-1">2. 라(규정10</text:span><text:span text:style-name="p191-1-2">∼13</text:span><text:span text:style-name="p191-1-3">조)</text:span></text:p>
            <text:p text:style-name="Paragraph-192"><text:span text:style-name="p192-1-1">㉮. </text:span><text:span text:style-name="p192-1-2">기획획,경영,운영 및 건설본부장 순서</text:span></text:p>
            <text:p text:style-name="Paragraph-193"><text:span text:style-name="p193-1-1">㉯. </text:span><text:span text:style-name="p193-1-2">상근 또는 비상근</text:span></text:p>
            <text:p text:style-name="Paragraph-194"><text:span text:style-name="p194-1-1">㉰. 10</text:span><text:span text:style-name="p194-1-2">개</text:span><text:span text:style-name="p194-1-3"> ➡ 17</text:span><text:span text:style-name="p194-1-4">개</text:span></text:p>
            <text:p text:style-name="Paragraph-195"><text:span text:style-name="p195-1-1">3. 가(규정11</text:span><text:span text:style-name="p195-1-2">∼12</text:span><text:span text:style-name="p195-1-3">조)</text:span></text:p>
            <text:p text:style-name="Paragraph-196"><text:span text:style-name="p196-1-1">㉮.</text:span><text:span text:style-name="p196-1-2">일반직, 고용직</text:span><text:span text:style-name="p196-1-3">➡ </text:span><text:span text:style-name="p196-1-4">일반직</text:span></text:p>
            <text:p text:style-name="Paragraph-197"><text:span text:style-name="p197-1-1">4. 나(규정13조)</text:span></text:p>
            <text:p text:style-name="Paragraph-198"><text:span text:style-name="p198-1-1">㉯. </text:span><text:span text:style-name="p198-1-2">회계팀은</text:span><text:span text:style-name="p198-1-3"> 경영본부장</text:span></text:p>
            <text:p text:style-name="Paragraph-199"><text:span text:style-name="p199-1-1">5. 나</text:span><text:span text:style-name="p199-1-2">[</text:span><text:span text:style-name="p199-1-3">별표 3</text:span><text:span text:style-name="p199-1-4">](</text:span><text:span text:style-name="p199-1-5">제16조 관련) 경영본부 총무팀</text:span></text:p>
            <text:p text:style-name="Paragraph-200"><text:span text:style-name="p200-1-1">6. 다</text:span></text:p>
            <text:p text:style-name="Paragraph-201"><text:span text:style-name="p201-1-1">㉮. </text:span><text:span text:style-name="p201-1-2">경영본부/총무팀/인사</text:span></text:p>
            <text:p text:style-name="Paragraph-202"><text:span text:style-name="p202-1-1">㉯. </text:span><text:span text:style-name="p202-1-2">운영본부 회계팀</text:span></text:p>
            <text:p text:style-name="Paragraph-203"><text:span text:style-name="p203-1-1">㉰. </text:span><text:span text:style-name="p203-1-2">기획본부/예산재무팀/재무</text:span></text:p>
            <text:p text:style-name="Paragraph-204"><text:span text:style-name="p204-1-1">㉱. </text:span><text:span text:style-name="p204-1-2">건설본부/건설계획팀/건설</text:span></text:p>
            <text:p text:style-name="Paragraph-205"><text:span text:style-name="p205-1-1">7. 가</text:span></text:p>
            <text:p text:style-name="Paragraph-206"><text:span text:style-name="p206-1-1">㉮. </text:span><text:span text:style-name="p206-1-2">기획본부/</text:span><text:span text:style-name="p206-1-3">기획조정실/기획</text:span></text:p>
            <text:p text:style-name="Paragraph-207"><text:span text:style-name="p207-1-1">㉯. </text:span><text:span text:style-name="p207-1-2">기획본부/기획조정실/기획</text:span></text:p>
            <text:p text:style-name="Paragraph-208"><text:span text:style-name="p208-1-1">㉰. </text:span><text:span text:style-name="p208-1-2">경영본부/총무팀/총무</text:span></text:p>
            <text:p text:style-name="Paragraph-209"><text:span text:style-name="p209-1-1">㉱. </text:span><text:span text:style-name="p209-1-2">운영본부</text:span></text:p>
            <text:p text:style-name="Paragraph-210"><text:span text:style-name="p210-1-1">8. 다</text:span></text:p>
            <text:p text:style-name="Paragraph-211"><text:span text:style-name="p211-1-1">㉮. </text:span><text:span text:style-name="p211-1-2">기획본부/기획조정실/기획</text:span></text:p>
            <text:p text:style-name="Paragraph-212"><text:span text:style-name="p212-1-1">㉯. </text:span><text:span text:style-name="p212-1-2">기획본부/안전관리실/안전방재</text:span></text:p>
            <text:p text:style-name="Paragraph-213"><text:span text:style-name="p213-1-1">㉰. </text:span><text:span text:style-name="p213-1-2">건설본부/</text:span><text:span text:style-name="p213-1-3">토목건축공사팀/건축공사</text:span></text:p>
            <text:p text:style-name="Paragraph-214"><text:span text:style-name="p214-1-1">㉱. </text:span><text:span text:style-name="p214-1-2">건설본부</text:span></text:p>
            <text:p text:style-name="Paragraph-215"><text:span text:style-name="p215-1-1">9. 가</text:span></text:p>
            <text:p text:style-name="Paragraph-216"><text:span text:style-name="p216-1-1">㉮. </text:span><text:span text:style-name="p216-1-2">운영본부/토목건축팀/토목</text:span></text:p>
            <text:p text:style-name="Paragraph-217"><text:span text:style-name="p217-1-1">㉯. </text:span><text:span text:style-name="p217-1-2">기획본부/기획조정실/기획</text:span></text:p>
            <text:p text:style-name="Paragraph-218"><text:span text:style-name="p218-1-1">㉰. </text:span><text:span text:style-name="p218-1-2">기획본부/안전관리실/비상계획</text:span></text:p>
            <text:p text:style-name="Paragraph-219"><text:span text:style-name="p219-1-1">㉱. </text:span><text:span text:style-name="p219-1-2">경영본부/총무팀/인사</text:span></text:p>
            <text:p text:style-name="Paragraph-220"><text:span text:style-name="p220-1-1">10. 가</text:span></text:p>
            <text:p text:style-name="Paragraph-221"><text:span text:style-name="p221-1-1">11. 다</text:span></text:p>
            <text:p text:style-name="Paragraph-222"><text:span text:style-name="p222-1-1">12. 나</text:span></text:p>
            <text:p text:style-name="Paragraph-223"/>
          </table:table-cell>
          <table:table-cell table:style-name="Table-1-2-2" table:number-columns-spanned="1" table:number-rows-spanned="1">
            <text:p text:style-name="Paragraph-224"><text:span text:style-name="p224-1-1">1. 다</text:span><text:span text:style-name="p224-1-2">(내규6조)</text:span><text:span text:style-name="p224-1-3"> / </text:span><text:span text:style-name="p224-1-4">부서별로 업무를 분장</text:span></text:p>
            <text:p text:style-name="Paragraph-225"><text:span text:style-name="p225-1-1">2. 가</text:span><text:span text:style-name="p225-1-2">(내규5</text:span><text:span text:style-name="p225-1-3">∼7</text:span><text:span text:style-name="p225-1-4">조)</text:span><text:span text:style-name="p225-1-5"> / </text:span><text:span text:style-name="p225-1-6">업무조정위원회</text:span></text:p>
            <text:p text:style-name="Paragraph-226"><text:span text:style-name="p226-1-1">3. 라</text:span><text:span text:style-name="p226-1-2">(내규6조)</text:span></text:p>
            <text:p text:style-name="Paragraph-227"><text:span text:style-name="p227-1-1">4. 가</text:span><text:span text:style-name="p227-1-2">(내규8조)전략사업팀</text:span><text:span text:style-name="p227-1-3">--</text:span><text:span text:style-name="p227-1-4">사업개발부</text:span></text:p>
            <text:p text:style-name="Paragraph-228"><text:span text:style-name="p228-1-1">6. 가</text:span><text:span text:style-name="p228-1-2">(내규11</text:span><text:span text:style-name="p228-1-3">∼12</text:span><text:span text:style-name="p228-1-4">조)</text:span></text:p>
            <text:p text:style-name="Paragraph-229"><text:span text:style-name="p229-1-1">㉯. </text:span><text:span text:style-name="p229-1-2">부 또는 지소</text:span></text:p>
            <text:p text:style-name="Paragraph-230"><text:span text:style-name="p230-1-1">5. 라</text:span><text:span text:style-name="p230-1-2">(내규12의2조)</text:span></text:p>
            <text:p text:style-name="Paragraph-231"><text:span text:style-name="p231-1-1">7. 라</text:span><text:span text:style-name="p231-1-2">(내규14</text:span><text:span text:style-name="p231-1-3">∼16</text:span><text:span text:style-name="p231-1-4">조)</text:span></text:p>
            <text:p text:style-name="Paragraph-232"><text:span text:style-name="p232-1-1">8. 다</text:span><text:span text:style-name="p232-1-2">[</text:span><text:span text:style-name="p232-1-3">별표 3</text:span><text:span text:style-name="p232-1-4">](</text:span><text:span text:style-name="p232-1-5">제9조 관련) / </text:span><text:span text:style-name="p232-1-6">경영본부 총무팀 </text:span></text:p>
            <text:p text:style-name="Paragraph-233"><text:span text:style-name="p233-1-1">9. 라</text:span><text:span text:style-name="p233-1-2">[</text:span><text:span text:style-name="p233-1-3">별표 3</text:span><text:span text:style-name="p233-1-4">](</text:span><text:span text:style-name="p233-1-5">제9조 관련) / 경영본부 노사협</text:span><text:span text:style-name="p233-2-1">력팀 </text:span><text:span text:style-name="p233-2-2">복지부 분장업무</text:span></text:p>
            <text:p text:style-name="Paragraph-234"><text:span text:style-name="p234-1-1">10. 가</text:span><text:span text:style-name="p234-1-2">[</text:span><text:span text:style-name="p234-1-3">별표 3</text:span><text:span text:style-name="p234-1-4">](</text:span><text:span text:style-name="p234-1-5">제9조 관련)</text:span></text:p>
            <text:p text:style-name="Paragraph-235"><text:span text:style-name="p235-1-1">㉯. </text:span><text:span text:style-name="p235-1-2">안전관리실 안전방재부</text:span></text:p>
            <text:p text:style-name="Paragraph-236"><text:span text:style-name="p236-1-1">㉰. </text:span><text:span text:style-name="p236-1-2">기획본부 기획부</text:span></text:p>
            <text:p text:style-name="Paragraph-237"><text:span text:style-name="p237-1-1">㉱. </text:span><text:span text:style-name="p237-1-2">안전관리실 산업안전보건</text:span></text:p>
            <text:p text:style-name="Paragraph-238"><text:span text:style-name="p238-1-1">11. 가</text:span><text:span text:style-name="p238-1-2">[</text:span><text:span text:style-name="p238-1-3">별표 3</text:span><text:span text:style-name="p238-1-4">](</text:span><text:span text:style-name="p238-1-5">제9조 관련)</text:span></text:p>
            <text:p text:style-name="Paragraph-239"><text:span text:style-name="p239-1-1">㉯. </text:span><text:span text:style-name="p239-1-2">경영본부 영업팀 영업계획부</text:span></text:p>
            <text:p text:style-name="Paragraph-240"><text:span text:style-name="p240-1-1">㉰. </text:span><text:span text:style-name="p240-1-2">기획본부 고객홍보팀</text:span></text:p>
            <text:p text:style-name="Paragraph-241"><text:span text:style-name="p241-1-1">㉱. </text:span><text:span text:style-name="p241-1-2">경영본부 총무부</text:span></text:p>
            <text:p text:style-name="Paragraph-242"><text:span text:style-name="p242-1-1">12. 나</text:span><text:span text:style-name="p242-1-2">[</text:span><text:span text:style-name="p242-1-3">별표 3</text:span><text:span text:style-name="p242-1-4">](</text:span><text:span text:style-name="p242-1-5">제9조 관련)</text:span></text:p>
            <text:p text:style-name="Paragraph-243"><text:span text:style-name="p243-1-1">㉮. </text:span><text:span text:style-name="p243-1-2">기획본부 기획조정실 기획부</text:span></text:p>
            <text:p text:style-name="Paragraph-244"><text:span text:style-name="p244-1-1">㉰. </text:span><text:span text:style-name="p244-1-2">경영본부 노사협력팀 복지부</text:span></text:p>
            <text:p text:style-name="Paragraph-245"><text:span text:style-name="p245-1-1">㉱. </text:span><text:span text:style-name="p245-1-2">경영본부 회계팀 계약부</text:span></text:p>
            <text:p text:style-name="Paragraph-246"><text:span text:style-name="p246-1-1">13. 가</text:span><text:span text:style-name="p246-1-2">[</text:span><text:span text:style-name="p246-1-3">별표 3</text:span><text:span text:style-name="p246-1-4">](</text:span><text:span text:style-name="p246-1-5">제9조 관련)</text:span></text:p>
            <text:p text:style-name="Paragraph-247"><text:span text:style-name="p247-1-1"> 안전관리실 산업안전보건</text:span></text:p>
            <text:p text:style-name="Paragraph-248"><text:span text:style-name="p248-1-1">14. 가</text:span><text:span text:style-name="p248-1-2">[</text:span><text:span text:style-name="p248-1-3">별표 3</text:span><text:span text:style-name="p248-1-4">](</text:span><text:span text:style-name="p248-1-5">제9조 관련)</text:span></text:p>
            <text:p text:style-name="Paragraph-249"><text:span text:style-name="p249-1-1"> 경영본부 총무팀 총무부</text:span></text:p>
            <text:p text:style-name="Paragraph-250"><text:span text:style-name="p250-1-1">15. 다</text:span><text:span text:style-name="p250-1-2">(제17조 관련)</text:span></text:p>
            <text:p text:style-name="Paragraph-251"/>
          </table:table-cell>
        </table:table-row>
      </table:table>
      <text:p text:style-name="머리말_중고딕9_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config="urn:oasis:names:tc:opendocument:xmlns:config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font-face-decls>
    <style:font-face style:name="serif" svg:font-family="'Times New Roman'" style:font-family-generic="roman" style:font-pitch="variable"/>
    <style:font-face style:name="sans-serif" svg:font-family="'Arial'" style:font-family-generic="swiss" style:font-pitch="variable"/>
    <style:font-face style:name="명조" svg:font-family="'은 바탕'" style:font-family-generic="roman" style:font-pitch="variable"/>
    <style:font-face style:name="고딕" svg:font-family="'은 돋움'" style:font-family-generic="swiss" style:font-pitch="variable"/>
    <style:font-face style:name="Lohit Hindi" svg:font-family="'Lohit Hindi'" style:font-family-generic="system" style:font-pitch="variable"/>
    <style:font-face style:name="휴먼명조" svg:font-family="'휴먼명조'" style:font-family-generic="roman" style:font-pitch="variable"/>
    <style:font-face style:name="휴먼옛체" svg:font-family="'휴먼옛체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Asia유희B" svg:font-family="'Asia유희B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한양견고딕" svg:font-family="'한양견고딕'" style:font-family-generic="roman" style:font-pitch="variable"/>
    <style:font-face style:name="한양궁서" svg:font-family="'한양궁서'" style:font-family-generic="roman" style:font-pitch="variable"/>
    <style:font-face style:name="휴먼명조" svg:font-family="'휴먼명조'" style:font-family-generic="roman" style:font-pitch="variable"/>
    <style:font-face style:name="Asia유희B-TTF" svg:font-family="'Asia유희B-TTF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Asia유희B-TTF" svg:font-family="'Asia유희B-TTF'" style:font-family-generic="roman" style:font-pitch="variable"/>
    <style:font-face style:name="한양신명조" svg:font-family="'한양신명조'" style:font-family-generic="roman" style:font-pitch="variable"/>
    <style:font-face style:name="한양중고딕" svg:font-family="'한양중고딕'" style:font-family-generic="roman" style:font-pitch="variable"/>
    <style:font-face style:name="휴먼명조" svg:font-family="'휴먼명조'" style:font-family-generic="roman" style:font-pitch="variable"/>
    <style:font-face style:name="Asia유희B-TTF" svg:font-family="'Asia유희B-TTF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Asia유희B-TTF" svg:font-family="'Asia유희B-TTF'" style:font-family-generic="roman" style:font-pitch="variable"/>
    <style:font-face style:name="한양신명조" svg:font-family="'한양신명조'" style:font-family-generic="roman" style:font-pitch="variable"/>
    <style:font-face style:name="휴먼명조" svg:font-family="'휴먼명조'" style:font-family-generic="roman" style:font-pitch="variable"/>
    <style:font-face style:name="Asia유희B-TTF" svg:font-family="'Asia유희B-TTF'" style:font-family-generic="roman" style:font-pitch="variable"/>
    <style:font-face style:name="명조" svg:font-family="'명조'" style:font-family-generic="roman" style:font-pitch="variable"/>
    <style:font-face style:name="휴먼명조" svg:font-family="'휴먼명조'" style:font-family-generic="roman" style:font-pitch="variable"/>
    <style:font-face style:name="Asia유희B-TTF" svg:font-family="'Asia유희B-TTF'" style:font-family-generic="roman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letter-kerning="true" style:font-size-asian="10pt" style:language-asian="ko" style:country-asian="KR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sans-serif" fo:font-size="10pt" fo:language="en" fo:country="US" style:letter-kerning="true" style:font-name-asian="고딕" style:font-size-asian="10pt" style:language-asian="ko" style:country-asian="KR" style:font-name-complex="Lohit Hindi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sans-serif" fo:font-size="14pt" style:font-name-asian="고딕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바탕글" style:next-style-name="바탕글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신명조10_" style:next-style-name="본문_신명조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10pt" style:font-size-asian="10pt" style:font-size-complex="10pt" style:text-underline-type="none" style:text-overline-type="none" style:text-line-through-type="none"/>
    </style:style>
    <style:style style:name="본문_중고딕10_" style:next-style-name="본문_중고딕10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10pt" style:font-size-asian="10pt" style:font-size-complex="10pt" style:text-underline-type="none" style:text-overline-type="none" style:text-line-through-type="none"/>
    </style:style>
    <style:style style:name="작은제목_중고딕15_" style:next-style-name="작은제목_중고딕15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15pt" style:font-size-asian="15pt" style:font-size-complex="15pt" style:text-underline-type="none" style:text-overline-type="none" style:text-line-through-type="none"/>
    </style:style>
    <style:style style:name="중간제목_옛체20_" style:next-style-name="중간제목_옛체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중고딕" style:font-name-asian="휴먼옛체" fo:font-size="20pt" style:font-size-asian="20pt" style:font-size-complex="20pt" style:text-underline-type="none" style:text-overline-type="none" style:text-line-through-type="none"/>
    </style:style>
    <style:style style:name="큰제목_견고딕20_" style:next-style-name="큰제목_견고딕2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20pt" style:font-size-asian="20pt" style:font-size-complex="20pt" style:text-underline-type="none" style:text-overline-type="none" style:text-line-through-type="none"/>
    </style:style>
    <style:style style:name="큰제목_견고딕30_" style:next-style-name="큰제목_견고딕30_" style:family="paragraph" style:class="text">
      <style:paragraph-properties fo:text-align="center" fo:text-indent="0pt" fo:margin-left="0pt" fo:margin-right="0pt" fo:margin-top="0pt" fo:margin-bottom="0pt" fo:line-height="150%"/>
      <style:text-properties style:font-name="한양신명조" style:font-name-asian="한양견고딕" fo:font-size="30pt" style:font-size-asian="30pt" style:font-size-complex="30pt" style:text-underline-type="none" style:text-overline-type="none" style:text-line-through-type="none"/>
    </style:style>
    <style:style style:name="머리말_신명조9_" style:next-style-name="머리말_신명조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머리말_중고딕9_" style:next-style-name="머리말_중고딕9_" style:family="paragraph" style:class="text">
      <style:paragraph-properties fo:text-align="justify" fo:text-indent="0pt" fo:margin-left="0pt" fo:margin-right="0pt" fo:margin-top="0pt" fo:margin-bottom="0pt" fo:line-height="150%"/>
      <style:text-properties style:font-name="휴먼옛체" style:font-name-asian="한양중고딕" fo:font-size="9pt" style:font-size-asian="9pt" style:font-size-complex="9pt" style:text-underline-type="none" style:text-overline-type="none" style:text-line-through-type="none"/>
    </style:style>
    <style:style style:name="각주내용_신명조9_" style:next-style-name="각주내용_신명조9_" style:family="paragraph" style:class="text">
      <style:paragraph-properties fo:text-align="justify" fo:text-indent="-20pt" fo:margin-left="30pt" fo:margin-right="10pt" fo:margin-top="0pt" fo:margin-bottom="0pt" fo:line-height="140%"/>
      <style:text-properties style:font-name="휴먼명조" style:font-name-asian="한양신명조" fo:font-size="9pt" style:font-size-asian="9pt" style:font-size-complex="9pt" style:text-underline-type="none" style:text-overline-type="none" style:text-line-through-type="none"/>
    </style:style>
    <style:style style:name="제1조" style:next-style-name="제1조" style:family="paragraph" style:class="text">
      <style:paragraph-properties fo:text-align="justify" fo:text-indent="-17.6pt" fo:margin-left="17.6pt" fo:margin-right="0pt" fo:margin-top="0pt" fo:margin-bottom="0pt" fo:line-height="165%"/>
      <style:text-properties style:font-name="한양견고딕" style:font-name-asian="휴먼명조" fo:font-size="10pt" style:font-size-asian="10pt" style:font-size-complex="10pt" style:text-underline-type="none" style:text-overline-type="none" style:text-line-through-type="none"/>
    </style:style>
    <style:style style:name="대타이틀" style:next-style-name="대타이틀" style:family="paragraph" style:class="text">
      <style:paragraph-properties fo:text-align="center" fo:text-indent="0pt" fo:margin-left="0pt" fo:margin-right="0pt" fo:margin-top="10pt" fo:margin-bottom="10pt" fo:line-height="180%"/>
      <style:text-properties style:font-name="Asia유희B" style:font-name-asian="Asia유희B" fo:font-size="18pt" style:font-size-asian="18pt" style:font-size-complex="18pt" style:text-underline-type="none" style:text-overline-type="none" style:text-line-through-type="none"/>
    </style:style>
  </office:styles>
  <office:automatic-styles>
    <style:page-layout style:name="PageLayout-1">
      <style:page-layout-properties style:print-orientation="portrait" fo:page-width="21cm" fo:page-height="29.7cm" fo:margin-top="2cm" fo:margin-left="1.8cm" fo:margin-right="0.8cm" fo:margin-bottom="1.5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MasterPage-1" style:page-layout-name="PageLayout-1"/>
  </office:master-styles>
</office:document-styles>
</file>